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8556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1.116in"/>
    </style:style>
    <style:style style:name="Table1.F" style:family="table-column">
      <style:table-column-properties style:column-width="1.1208in"/>
    </style:style>
    <style:style style:name="Table1.1" style:family="table-row">
      <style:table-row-properties style:min-row-height="0.4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1f40" officeooo:paragraph-rsid="000c1f40"/>
    </style:style>
    <style:style style:name="P2" style:family="paragraph" style:parent-style-name="Standard">
      <style:text-properties officeooo:rsid="000dddf7" officeooo:paragraph-rsid="000dddf7"/>
    </style:style>
    <style:style style:name="P3" style:family="paragraph" style:parent-style-name="Standard">
      <style:text-properties officeooo:rsid="000e5cc6" officeooo:paragraph-rsid="000e5cc6"/>
    </style:style>
    <style:style style:name="P4" style:family="paragraph" style:parent-style-name="Standard">
      <style:text-properties officeooo:rsid="000c1f40" officeooo:paragraph-rsid="0010000e"/>
    </style:style>
    <style:style style:name="P5" style:family="paragraph" style:parent-style-name="Standard">
      <style:text-properties officeooo:rsid="000e5cc6" officeooo:paragraph-rsid="00311c7a"/>
    </style:style>
    <style:style style:name="P6" style:family="paragraph" style:parent-style-name="Standard">
      <style:text-properties officeooo:rsid="000e5cc6" officeooo:paragraph-rsid="003640ec"/>
    </style:style>
    <style:style style:name="P7" style:family="paragraph" style:parent-style-name="Standard">
      <style:text-properties officeooo:rsid="000e5cc6" officeooo:paragraph-rsid="003a8c6a"/>
    </style:style>
    <style:style style:name="P8" style:family="paragraph" style:parent-style-name="Standard">
      <style:text-properties officeooo:rsid="000e5cc6" officeooo:paragraph-rsid="00423558"/>
    </style:style>
    <style:style style:name="P9" style:family="paragraph" style:parent-style-name="Standard">
      <style:text-properties officeooo:rsid="0008b7e3" officeooo:paragraph-rsid="001225da"/>
    </style:style>
    <style:style style:name="P10" style:family="paragraph" style:parent-style-name="Standard">
      <style:text-properties officeooo:rsid="0008b7e3" officeooo:paragraph-rsid="002b7338"/>
    </style:style>
    <style:style style:name="P11" style:family="paragraph" style:parent-style-name="Standard">
      <style:text-properties officeooo:rsid="0008b7e3" officeooo:paragraph-rsid="003640ec"/>
    </style:style>
    <style:style style:name="P12" style:family="paragraph" style:parent-style-name="Standard">
      <style:text-properties officeooo:rsid="001225da" officeooo:paragraph-rsid="0010000e"/>
    </style:style>
    <style:style style:name="P13" style:family="paragraph" style:parent-style-name="Standard">
      <style:text-properties officeooo:rsid="002b7338" officeooo:paragraph-rsid="002b7338"/>
    </style:style>
    <style:style style:name="P14" style:family="paragraph" style:parent-style-name="Standard">
      <style:text-properties officeooo:rsid="002c9092" officeooo:paragraph-rsid="002c9092"/>
    </style:style>
    <style:style style:name="P15" style:family="paragraph" style:parent-style-name="Standard">
      <style:text-properties officeooo:rsid="002c9092" officeooo:paragraph-rsid="003640ec"/>
    </style:style>
    <style:style style:name="P16" style:family="paragraph" style:parent-style-name="Standard">
      <style:text-properties officeooo:rsid="002dce6d" officeooo:paragraph-rsid="002dce6d"/>
    </style:style>
    <style:style style:name="P17" style:family="paragraph" style:parent-style-name="Standard">
      <style:text-properties officeooo:rsid="003a760f" officeooo:paragraph-rsid="003a760f"/>
    </style:style>
    <style:style style:name="P18" style:family="paragraph" style:parent-style-name="Standard">
      <style:text-properties officeooo:rsid="00423558" officeooo:paragraph-rsid="00423558"/>
    </style:style>
    <style:style style:name="P19" style:family="paragraph" style:parent-style-name="Standard">
      <style:text-properties officeooo:rsid="00462da0" officeooo:paragraph-rsid="00462da0"/>
    </style:style>
    <style:style style:name="P20" style:family="paragraph" style:parent-style-name="Standard">
      <style:paragraph-properties fo:text-align="end" style:justify-single-word="false"/>
      <style:text-properties officeooo:rsid="0046730c" officeooo:paragraph-rsid="0046730c"/>
    </style:style>
    <style:style style:name="P21" style:family="paragraph" style:parent-style-name="Standard">
      <style:paragraph-properties fo:text-align="center" style:justify-single-word="false"/>
      <style:text-properties officeooo:rsid="000506ed" officeooo:paragraph-rsid="000580d4"/>
    </style:style>
    <style:style style:name="P22" style:family="paragraph" style:parent-style-name="Standard">
      <style:paragraph-properties fo:break-before="page"/>
      <style:text-properties officeooo:rsid="00423558" officeooo:paragraph-rsid="00423558"/>
    </style:style>
    <style:style style:name="P23" style:family="paragraph" style:parent-style-name="Table_20_Contents">
      <style:text-properties officeooo:rsid="0020f2a0" officeooo:paragraph-rsid="0020f2a0"/>
    </style:style>
    <style:style style:name="P24" style:family="paragraph" style:parent-style-name="Table_20_Contents">
      <style:text-properties officeooo:rsid="0023304d" officeooo:paragraph-rsid="0023304d"/>
    </style:style>
    <style:style style:name="P25" style:family="paragraph" style:parent-style-name="Table_20_Contents">
      <style:text-properties officeooo:rsid="0024dd01" officeooo:paragraph-rsid="0024dd01"/>
    </style:style>
    <style:style style:name="P26" style:family="paragraph" style:parent-style-name="Table_20_Contents">
      <style:text-properties officeooo:rsid="0026c1bf" officeooo:paragraph-rsid="0026c1bf"/>
    </style:style>
    <style:style style:name="P27" style:family="paragraph" style:parent-style-name="Table_20_Contents">
      <style:text-properties officeooo:rsid="002773cf" officeooo:paragraph-rsid="002773cf"/>
    </style:style>
    <style:style style:name="P28" style:family="paragraph" style:parent-style-name="Table_20_Contents">
      <style:text-properties officeooo:rsid="0028e7ab" officeooo:paragraph-rsid="0028e7ab"/>
    </style:style>
    <style:style style:name="P29" style:family="paragraph" style:parent-style-name="Table_20_Contents">
      <style:text-properties officeooo:rsid="002a467b" officeooo:paragraph-rsid="002a467b"/>
    </style:style>
    <style:style style:name="T1" style:family="text">
      <style:text-properties officeooo:rsid="000580d4"/>
    </style:style>
    <style:style style:name="T2" style:family="text">
      <style:text-properties officeooo:rsid="000ffd3a"/>
    </style:style>
    <style:style style:name="T3" style:family="text">
      <style:text-properties officeooo:rsid="0010000e"/>
    </style:style>
    <style:style style:name="T4" style:family="text">
      <style:text-properties officeooo:rsid="00110f97"/>
    </style:style>
    <style:style style:name="T5" style:family="text">
      <style:text-properties officeooo:rsid="00161e2f"/>
    </style:style>
    <style:style style:name="T6" style:family="text">
      <style:text-properties officeooo:rsid="002b7338"/>
    </style:style>
    <style:style style:name="T7" style:family="text">
      <style:text-properties officeooo:rsid="002c9092"/>
    </style:style>
    <style:style style:name="T8" style:family="text">
      <style:text-properties officeooo:rsid="002fa57e"/>
    </style:style>
    <style:style style:name="T9" style:family="text">
      <style:text-properties officeooo:rsid="00358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ynamic Time Wrappin<text:span text:style-name="T1">g를 활용한 음성인식기</text:span></text:p>
      <text:p text:style-name="P20">이종화</text:p>
      <text:p text:style-name="P10"/>
      <text:p text:style-name="P10"/>
      <text:p text:style-name="P2">실험 <text:span text:style-name="T2">방법</text:span></text:p>
      <text:p text:style-name="P3"><text:s text:c="2"/>DTW의 참조패턴으로 <text:s/>화자 A가 녹음한 ‘학교’,’ 물병’, ‘가방’ 세 개의 단어를 준비했다. Test 데이터는 참조패턴과 겹치지 않는 데이터를 사용했으며 화자 A가 <text:s/>각각의 단어를 21개씩 총 63개의 단어를 녹음하고, 화자 B가 각각의 단어를 5개씩 총 15개의 단어를 녹음<text:span text:style-name="T3">하여</text:span> <text:span text:style-name="T3">총</text:span> 78개의 음성파일로 테스트를 진행했다. <text:s text:c="2"/></text:p>
      <text:p text:style-name="P14"><text:s/>4가지 방법을 사용하여 정답률과 걸린 시간을 비교해보았다. 방법은 다음과 같다.</text:p>
      <text:p text:style-name="P10">1. DTW</text:p>
      <text:p text:style-name="P10">2. <text:span text:style-name="T8">동일한 단어를 여러 번 발음한 </text:span>음성파일을 이용한 DTW</text:p>
      <text:p text:style-name="P14">3. <text:span text:style-name="T8">2의 방법에서 음성파일을 </text:span>DTW<text:span text:style-name="T8">로</text:span> 통해 전처리<text:span text:style-name="T8">하여</text:span> 이용한 DTW</text:p>
      <text:p text:style-name="P10"><text:span text:style-name="T7">4</text:span>. K means clustering 을 활용한 DTW</text:p>
      <text:p text:style-name="P14"/>
      <text:p text:style-name="P16">각 방법에 대한 구체적인 설명은 다음과 같다.</text:p>
      <text:p text:style-name="P2"/>
      <text:p text:style-name="P1">1. <text:s/>DTW</text:p>
      <text:p text:style-name="P4"><text:s/><text:span text:style-name="T4">가장 기본적인 방식의 DTW 음성인식기로</text:span> <text:span text:style-name="T3">참조 패턴으로 화자A가 ‘학교’,’ 물병’, ‘가방’를 각각 1개씩 녹음하여 참조패턴으로 사용했다.(성능 비교표의 DTW에 해당한다.) </text:span></text:p>
      <text:p text:style-name="P12"/>
      <text:p text:style-name="P11">2. <text:span text:style-name="T8">동일한 단어를 여러 번 발음한 </text:span>음성파일을 이용한 DTW</text:p>
      <text:p text:style-name="P6"><text:span text:style-name="T5">화자 A가 </text:span>‘학교’,’ 물병’, ‘가방’ <text:span text:style-name="T8">세 단어에 대해 각각 2번 발음한 데이터를와 각각 10번 발음한 음성 파일을 참조 패턴으로 사용했다. (성능 비교표의 Using 2 wav file, Using 10 wav file에 해당한다.)</text:span></text:p>
      <text:p text:style-name="P5"/>
      <text:p text:style-name="P15">3. <text:span text:style-name="T8">2의 방법에서 음성파일을 </text:span>DTW<text:span text:style-name="T8">로</text:span> 통해 전처리<text:span text:style-name="T8">하여</text:span> 이용한 DTW</text:p>
      <text:p text:style-name="P17">2의 방법과 동일하나 같은 단어들에 대해서 DTW를 통해 길이를 같게 만들어서 참조패턴으로 사용했다.</text:p>
      <text:p text:style-name="P7"><text:span text:style-name="T8">(성능 비교표의 Using 2 wav file(processed) , Using 10 wav file(processed)에 해당한다.)</text:span></text:p>
      <text:p text:style-name="P7"/>
      <text:p text:style-name="P9"><text:span text:style-name="T9">4</text:span>. K means clustering 을 활용한 DTW</text:p>
      <text:p text:style-name="P8"><text:span text:style-name="T5">화자 A가 <text:s/>세 단어에 대해 10번씩 발음한 데이터를 K-means clustering 을 통해 인식시켰다. 이때 k는 2와 5두 개를 사용했다. <text:s/>(성능 비교표의 K means clustering (k=2) , K means clustering (k=5)에 해당한다.)</text:span></text:p>
      <text:p text:style-name="P8"/>
      <text:p text:style-name="P22">성능 비교표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5">정답 <text:span text:style-name="T6">개수</text:span></text:p>
          </table:table-cell>
          <table:table-cell table:style-name="Table1.A1" office:value-type="string">
            <text:p text:style-name="P25">Test data 개수</text:p>
          </table:table-cell>
          <table:table-cell table:style-name="Table1.A1" office:value-type="string">
            <text:p text:style-name="P25">정답률(%)</text:p>
          </table:table-cell>
          <table:table-cell table:style-name="Table1.A1" office:value-type="string">
            <text:p text:style-name="P25">시간(sec)</text:p>
          </table:table-cell>
          <table:table-cell table:style-name="Table1.F1" office:value-type="string">
            <text:p text:style-name="P29">Train data 개수</text:p>
          </table:table-cell>
        </table:table-row>
        <table:table-row table:style-name="Table1.1">
          <table:table-cell table:style-name="Table1.A2" office:value-type="string">
            <text:p text:style-name="P23">DTW</text:p>
          </table:table-cell>
          <table:table-cell table:style-name="Table1.A2" office:value-type="string">
            <text:p text:style-name="P25">44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6">56.41</text:p>
          </table:table-cell>
          <table:table-cell table:style-name="Table1.A2" office:value-type="string">
            <text:p text:style-name="P25">20.93</text:p>
          </table:table-cell>
          <table:table-cell table:style-name="Table1.F2" office:value-type="string">
            <text:p text:style-name="P29">3</text:p>
          </table:table-cell>
        </table:table-row>
        <table:table-row table:style-name="Table1.1">
          <table:table-cell table:style-name="Table1.A2" office:value-type="string">
            <text:p text:style-name="P23">Using 2 wav <text:span text:style-name="T6">file</text:span></text:p>
          </table:table-cell>
          <table:table-cell table:style-name="Table1.A2" office:value-type="string">
            <text:p text:style-name="P28">60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8">76.92</text:p>
          </table:table-cell>
          <table:table-cell table:style-name="Table1.A2" office:value-type="string">
            <text:p text:style-name="P28">28.59</text:p>
          </table:table-cell>
          <table:table-cell table:style-name="Table1.F2" office:value-type="string">
            <text:p text:style-name="P29">6</text:p>
          </table:table-cell>
        </table:table-row>
        <table:table-row table:style-name="Table1.1">
          <table:table-cell table:style-name="Table1.A2" office:value-type="string">
            <text:p text:style-name="P23">Using 10 wav <text:span text:style-name="T6">file</text:span></text:p>
          </table:table-cell>
          <table:table-cell table:style-name="Table1.A2" office:value-type="string">
            <text:p text:style-name="P28">76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8">97.44</text:p>
          </table:table-cell>
          <table:table-cell table:style-name="Table1.A2" office:value-type="string">
            <text:p text:style-name="P28">96.01</text:p>
          </table:table-cell>
          <table:table-cell table:style-name="Table1.F2" office:value-type="string">
            <text:p text:style-name="P29">30</text:p>
          </table:table-cell>
        </table:table-row>
        <table:table-row table:style-name="Table1.1">
          <table:table-cell table:style-name="Table1.A2" office:value-type="string">
            <text:p text:style-name="P23">Using 2 wav(processed)</text:p>
          </table:table-cell>
          <table:table-cell table:style-name="Table1.A2" office:value-type="string">
            <text:p text:style-name="P27">70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7">89.74</text:p>
          </table:table-cell>
          <table:table-cell table:style-name="Table1.A2" office:value-type="string">
            <text:p text:style-name="P27">32.33</text:p>
          </table:table-cell>
          <table:table-cell table:style-name="Table1.F2" office:value-type="string">
            <text:p text:style-name="P29">6</text:p>
          </table:table-cell>
        </table:table-row>
        <table:table-row table:style-name="Table1.1">
          <table:table-cell table:style-name="Table1.A2" office:value-type="string">
            <text:p text:style-name="P23">Using 10 wav(processed)</text:p>
          </table:table-cell>
          <table:table-cell table:style-name="Table1.A2" office:value-type="string">
            <text:p text:style-name="P28">78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8">100</text:p>
          </table:table-cell>
          <table:table-cell table:style-name="Table1.A2" office:value-type="string">
            <text:p text:style-name="P28">124.46</text:p>
          </table:table-cell>
          <table:table-cell table:style-name="Table1.F2" office:value-type="string">
            <text:p text:style-name="P29">30</text:p>
          </table:table-cell>
        </table:table-row>
        <table:table-row table:style-name="Table1.1">
          <table:table-cell table:style-name="Table1.A2" office:value-type="string">
            <text:p text:style-name="P24">K means clustering (k=2)</text:p>
          </table:table-cell>
          <table:table-cell table:style-name="Table1.A2" office:value-type="string">
            <text:p text:style-name="P27">72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7">92.31</text:p>
          </table:table-cell>
          <table:table-cell table:style-name="Table1.A2" office:value-type="string">
            <text:p text:style-name="P27">37.70</text:p>
          </table:table-cell>
          <table:table-cell table:style-name="Table1.F2" office:value-type="string">
            <text:p text:style-name="P29">30</text:p>
          </table:table-cell>
        </table:table-row>
        <table:table-row table:style-name="Table1.1">
          <table:table-cell table:style-name="Table1.A2" office:value-type="string">
            <text:p text:style-name="P24">K means clustering (k=5)</text:p>
          </table:table-cell>
          <table:table-cell table:style-name="Table1.A2" office:value-type="string">
            <text:p text:style-name="P28">75</text:p>
          </table:table-cell>
          <table:table-cell table:style-name="Table1.A2" office:value-type="string">
            <text:p text:style-name="P25">78</text:p>
          </table:table-cell>
          <table:table-cell table:style-name="Table1.A2" office:value-type="string">
            <text:p text:style-name="P28">96.15</text:p>
          </table:table-cell>
          <table:table-cell table:style-name="Table1.A2" office:value-type="string">
            <text:p text:style-name="P28">72.59</text:p>
          </table:table-cell>
          <table:table-cell table:style-name="Table1.F2" office:value-type="string">
            <text:p text:style-name="P29">30</text:p>
          </table:table-cell>
        </table:table-row>
      </table:table>
      <text:p text:style-name="P13"/>
      <text:p text:style-name="P18">결론</text:p>
      <text:p text:style-name="P19"><text:s/>가장 기본적인 DTW에 비해 모든 방법이 눈에 띄는 인식률의 향상을 보였다. 동일한 여러 음성파일을 사용하는 경우를 보면 데이터 파일의 수가 많을수록 정답률이 높아졌으며 대신 시간이 비례하게 걸린 것을 볼 수 있다.</text:p>
      <text:p text:style-name="P19"><text:s/>DTW로 전처리를 한 경우 동일한 데이터를 사용했지만 정답률을 더 높일 수 있었다. 따라서 데이터의 개수가 적을 경우 사용하기 적절한 방법이라고 판단된다.</text:p>
      <text:p text:style-name="P19"><text:s/>마지막으로 K-means clustering의 경우 데이터의 개수만 충분하다면 k를 2만 해도 사용한 걸린 시간에 비해 매우 높은 정답률을 보였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5:21:27.664164084</meta:creation-date>
    <meta:generator>LibreOffice/5.1.6.2$Linux_X86_64 LibreOffice_project/10m0$Build-2</meta:generator>
    <dc:date>2019-01-09T19:43:23.315746406</dc:date>
    <meta:editing-duration>PT50M18S</meta:editing-duration>
    <meta:editing-cycles>43</meta:editing-cycles>
    <meta:document-statistic meta:table-count="1" meta:image-count="0" meta:object-count="0" meta:page-count="2" meta:paragraph-count="71" meta:word-count="883" meta:character-count="1608" meta:non-whitespace-character-count="1295"/>
  </office:meta>
</office:document-meta>
</file>